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 (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Semipresencial)</text:span></text:p>
      <text:list xml:id="list2080853714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lluns 10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32912895504381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15824958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1040172732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32912925908472" text:continue-list="list132912895504381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32913518136289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2740945272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29">Genera un informe per a cada partit que mostre el resultat del partit en PDF.</text:p>
        </text:list-item>
        <text:list-item>
          <text:p text:style-name="P29"><text:soft-page-break/>Genera un Wizard per crear nous parti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132913020675382" text:continue-list="list132913518136289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132914048674187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3891216027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/>
      <text:p text:style-name="P15"><text:span text:style-name="T19">Per crear el bot Telegram has d’utilitzar BotFather:</text:span></text:p>
      <text:list xml:id="list1812312933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/>
      <text:p text:style-name="P15"><text:span text:style-name="T19">Per fer l’aplicació, et seran útils les següents biblioteques:</text:span></text:p>
      <text:list xml:id="list132913675378500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32913103318724" text:continue-list="list132914048674187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<text:soft-page-break/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1" meta:character-count="7002" meta:non-whitespace-character-count="6030"/>
    <meta:generator>LibreOfficeDev/6.0.5.2$Linux_X86_64 LibreOffice_project/</meta:generator>
  </office:meta>
</office:document-meta>
</file>